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, serif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fde8" officeooo:paragraph-rsid="0010fde8"/>
    </style:style>
    <style:style style:name="P2" style:family="paragraph" style:parent-style-name="Standard">
      <style:text-properties officeooo:rsid="0014e4c3" officeooo:paragraph-rsid="0014e4c3"/>
    </style:style>
    <style:style style:name="P3" style:family="paragraph" style:parent-style-name="Standard">
      <style:text-properties officeooo:rsid="0010fde8" officeooo:paragraph-rsid="0010fde8"/>
    </style:style>
    <style:style style:name="P4" style:family="paragraph" style:parent-style-name="Standard">
      <style:text-properties style:font-name="Consolas" officeooo:rsid="00122832" officeooo:paragraph-rsid="00122832"/>
    </style:style>
    <style:style style:name="P5" style:family="paragraph" style:parent-style-name="Standard">
      <style:text-properties style:font-name="Consolas" officeooo:rsid="0010fde8" officeooo:paragraph-rsid="0010fde8"/>
    </style:style>
    <style:style style:name="P6" style:family="paragraph" style:parent-style-name="Standard">
      <style:text-properties style:font-name="Consolas" officeooo:rsid="0018a1a2" officeooo:paragraph-rsid="0018a1a2"/>
    </style:style>
    <style:style style:name="P7" style:family="paragraph" style:parent-style-name="Standard">
      <style:text-properties style:font-name="Consolas" officeooo:rsid="001a94c5" officeooo:paragraph-rsid="001a94c5"/>
    </style:style>
    <style:style style:name="P8" style:family="paragraph" style:parent-style-name="Standard">
      <style:text-properties style:font-name="Consolas" officeooo:rsid="00210f94" officeooo:paragraph-rsid="00210f94"/>
    </style:style>
    <style:style style:name="P9" style:family="paragraph" style:parent-style-name="Standard">
      <style:text-properties officeooo:rsid="00177b87" officeooo:paragraph-rsid="00177b87"/>
    </style:style>
    <style:style style:name="P10" style:family="paragraph" style:parent-style-name="Standard">
      <style:text-properties style:font-name="Liberation Serif" officeooo:rsid="0018a1a2" officeooo:paragraph-rsid="0018a1a2"/>
    </style:style>
    <style:style style:name="P11" style:family="paragraph" style:parent-style-name="Standard">
      <style:text-properties style:font-name="Liberation Serif" officeooo:rsid="001a94c5" officeooo:paragraph-rsid="001a94c5"/>
    </style:style>
    <style:style style:name="P12" style:family="paragraph" style:parent-style-name="Standard">
      <style:text-properties style:font-name="Liberation Serif" officeooo:rsid="001e289d" officeooo:paragraph-rsid="001e289d"/>
    </style:style>
    <style:style style:name="P13" style:family="paragraph" style:parent-style-name="Standard">
      <style:text-properties style:font-name="Liberation Serif" officeooo:rsid="00210f94" officeooo:paragraph-rsid="00210f94"/>
    </style:style>
    <style:style style:name="P14" style:family="paragraph" style:parent-style-name="Preformatted_20_Text">
      <style:text-properties fo:font-variant="normal" fo:text-transform="none" fo:color="#000000" style:font-name="Consolas" fo:font-size="12.75pt" fo:letter-spacing="normal" fo:font-style="normal" fo:font-weight="normal" officeooo:rsid="00177b87" officeooo:paragraph-rsid="00177b87"/>
    </style:style>
    <style:style style:name="T1" style:family="text">
      <style:text-properties officeooo:rsid="0013525f"/>
    </style:style>
    <style:style style:name="T2" style:family="text">
      <style:text-properties officeooo:rsid="0018fa59"/>
    </style:style>
    <style:style style:name="T3" style:family="text">
      <style:text-properties officeooo:rsid="001c5cdc"/>
    </style:style>
    <style:style style:name="T4" style:family="text">
      <style:text-properties officeooo:rsid="001ec303"/>
    </style:style>
    <style:style style:name="T5" style:family="text">
      <style:text-properties officeooo:rsid="0022f7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AL Webtemplate Generator (Yeoman)</text:h>
      <text:p text:style-name="P9"/>
      <text:p text:style-name="P9">Yeoman installieren: </text:p>
      <text:p text:style-name="P9"/>
      <text:p text:style-name="P14">npm install -g yo</text:p>
      <text:p text:style-name="P9"/>
      <text:p text:style-name="P2"/>
      <text:p text:style-name="P2">Yeoman Generator installieren:</text:p>
      <text:p text:style-name="P1"/>
      <text:p text:style-name="P4">npm install -g git+ssh://git@git.gal:generator-gal-webtemplate</text:p>
      <text:p text:style-name="P1"/>
      <text:p text:style-name="P1"/>
      <text:p text:style-name="P2">Projekt in aktuellem Verzeichnis aufsetzen:</text:p>
      <text:p text:style-name="P2"/>
      <text:p text:style-name="P5">yo <text:span text:style-name="T1">gal-webtemplate</text:span></text:p>
      <text:p text:style-name="P5"/>
      <text:p text:style-name="P5"/>
      <text:p text:style-name="P10">Ausgechecktes Projekt (Git) verwenden <text:span text:style-name="T2">(Abhängigkeiten in Projektverzeichnis installieren)</text:span>:</text:p>
      <text:p text:style-name="P6"/>
      <text:p text:style-name="P6">bower install &amp; npm install</text:p>
      <text:p text:style-name="P6"/>
      <text:p text:style-name="P6"/>
      <text:p text:style-name="P13">Bei Problemen während der Installation hilft meist folgendes <text:span text:style-name="T5">(anschließend Projekt neu installieren)</text:span>:</text:p>
      <text:p text:style-name="P8"/>
      <text:p text:style-name="P8">npm cache clear</text:p>
      <text:p text:style-name="P8"/>
      <text:p text:style-name="P6"/>
      <text:p text:style-name="P11">Build Project: </text:p>
      <text:p text:style-name="P7"/>
      <text:p text:style-name="P7">Run `gulp` for building and `gulp watch` for preview/<text:span text:style-name="T3">scss compiling</text:span></text:p>
      <text:p text:style-name="P7"/>
      <text:p text:style-name="P7"/>
      <text:p text:style-name="P12">Weitere Infos <text:span text:style-name="T4">in README.md (Generator Haupt-Verzeichni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onospace" svg:font-family="monospace, serif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7:07:33.708000000</meta:creation-date>
    <dc:date>2015-06-01T12:07:19.144000000</dc:date>
    <meta:editing-duration>PT26M8S</meta:editing-duration>
    <meta:editing-cycles>15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14" meta:word-count="70" meta:character-count="596" meta:non-whitespace-character-count="538"/>
  </office:meta>
</office:document-meta>
</file>